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officeooo:paragraph-rsid="00909d52"/>
    </style:style>
    <style:style style:name="P9" style:family="paragraph" style:parent-style-name="Standard">
      <style:paragraph-properties fo:text-align="start" style:justify-single-word="false"/>
      <style:text-properties officeooo:paragraph-rsid="009aee10"/>
    </style:style>
    <style:style style:name="P10" style:family="paragraph" style:parent-style-name="Standard">
      <style:paragraph-properties fo:text-align="start" style:justify-single-word="false"/>
      <style:text-properties officeooo:paragraph-rsid="009d7d12"/>
    </style:style>
    <style:style style:name="P11" style:family="paragraph" style:parent-style-name="Standard">
      <style:paragraph-properties fo:text-align="start" style:justify-single-word="false"/>
      <style:text-properties officeooo:paragraph-rsid="009f6849"/>
    </style:style>
    <style:style style:name="P12" style:family="paragraph" style:parent-style-name="Standard">
      <style:paragraph-properties fo:text-align="start" style:justify-single-word="false"/>
      <style:text-properties officeooo:paragraph-rsid="009fc982"/>
    </style:style>
    <style:style style:name="P13" style:family="paragraph" style:parent-style-name="Standard">
      <style:paragraph-properties fo:text-align="start" style:justify-single-word="false"/>
      <style:text-properties officeooo:paragraph-rsid="00b75eb5"/>
    </style:style>
    <style:style style:name="P14"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15"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6"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7"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8"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9" style:family="paragraph" style:parent-style-name="Standard">
      <style:paragraph-properties fo:text-align="start" style:justify-single-word="false"/>
      <style:text-properties fo:color="#000000" fo:font-size="12pt" fo:font-style="normal" style:text-underline-style="none" fo:font-weight="normal" officeooo:rsid="009ca737" officeooo:paragraph-rsid="009d7d12"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fo:font-size="12pt" fo:font-style="normal" style:text-underline-style="none" fo:font-weight="normal" officeooo:rsid="009f6849" officeooo:paragraph-rsid="009f6849"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officeooo:rsid="0025b180" officeooo:paragraph-rsid="0025b180"/>
    </style:style>
    <style:style style:name="P22" style:family="paragraph" style:parent-style-name="Standard">
      <style:paragraph-properties fo:text-align="start" style:justify-single-word="false"/>
      <style:text-properties officeooo:rsid="008a3d39" officeooo:paragraph-rsid="00854271"/>
    </style:style>
    <style:style style:name="P23" style:family="paragraph" style:parent-style-name="Standard">
      <style:paragraph-properties fo:text-align="start" style:justify-single-word="false"/>
      <style:text-properties officeooo:paragraph-rsid="00b75eb5"/>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86"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87"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88"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89"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0" style:family="text">
      <style:text-properties fo:color="#000000" fo:font-size="12pt" fo:font-style="normal" style:text-underline-style="none" fo:font-weight="normal" officeooo:rsid="009586db" style:font-size-asian="12pt" style:font-style-asian="normal" style:font-weight-asian="normal" style:font-size-complex="12pt" style:font-style-complex="normal" style:font-weight-complex="normal"/>
    </style:style>
    <style:style style:name="T91" style:family="text">
      <style:text-properties fo:color="#000000" fo:font-size="12pt" fo:font-style="normal" style:text-underline-style="none" fo:font-weight="normal" officeooo:rsid="00971369" style:font-size-asian="12pt" style:font-style-asian="normal" style:font-weight-asian="normal" style:font-size-complex="12pt" style:font-style-complex="normal" style:font-weight-complex="normal"/>
    </style:style>
    <style:style style:name="T92" style:family="text">
      <style:text-properties fo:color="#000000" fo:font-size="12pt" fo:font-style="normal" style:text-underline-style="none" fo:font-weight="normal" officeooo:rsid="0097281d" style:font-size-asian="12pt" style:font-style-asian="normal" style:font-weight-asian="normal" style:font-size-complex="12pt" style:font-style-complex="normal" style:font-weight-complex="normal"/>
    </style:style>
    <style:style style:name="T93" style:family="text">
      <style:text-properties fo:color="#000000" fo:font-size="12pt" fo:font-style="normal" style:text-underline-style="none" fo:font-weight="normal" officeooo:rsid="0098c969"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992f95"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9aee10"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9af571"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9c4a12"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9ca737"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9d7d12"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09f6849"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0a28436"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a47aac"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officeooo:rsid="009fc982"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officeooo:rsid="00a49240" style:font-size-asian="12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officeooo:rsid="00a87b0a" style:font-size-asian="12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a94d12" style:font-size-asian="12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aa77a4" style:font-size-asian="12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ac18ed" style:font-size-asian="12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ae2050" style:font-size-asian="12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ae9f9f" style:font-size-asian="12pt" style:font-style-asian="normal" style:font-weight-asian="normal" style:font-size-complex="12pt" style:font-style-complex="normal" style:font-weight-complex="normal"/>
    </style:style>
    <style:style style:name="T111" style:family="text">
      <style:text-properties fo:color="#000000" fo:font-size="12pt" fo:font-style="normal" style:text-underline-style="none" fo:font-weight="normal" officeooo:rsid="00aee683" style:font-size-asian="12pt" style:font-style-asian="normal" style:font-weight-asian="normal" style:font-size-complex="12pt" style:font-style-complex="normal" style:font-weight-complex="normal"/>
    </style:style>
    <style:style style:name="T112" style:family="text">
      <style:text-properties fo:color="#000000" fo:font-size="12pt" fo:font-style="normal" style:text-underline-style="none" fo:font-weight="normal" officeooo:rsid="00b09f39" style:font-size-asian="12pt" style:font-style-asian="normal" style:font-weight-asian="normal" style:font-size-complex="12pt" style:font-style-complex="normal" style:font-weight-complex="normal"/>
    </style:style>
    <style:style style:name="T113" style:family="text">
      <style:text-properties fo:color="#000000" fo:font-size="12pt" fo:font-style="normal" style:text-underline-style="none" fo:font-weight="normal" officeooo:rsid="00b1db5c" style:font-size-asian="12pt" style:font-style-asian="normal" style:font-weight-asian="normal" style:font-size-complex="12pt" style:font-style-complex="normal" style:font-weight-complex="normal"/>
    </style:style>
    <style:style style:name="T114" style:family="text">
      <style:text-properties fo:color="#000000" fo:font-size="12pt" fo:font-style="normal" style:text-underline-style="none" fo:font-weight="normal" officeooo:rsid="00b1ebcd" style:font-size-asian="12pt" style:font-style-asian="normal" style:font-weight-asian="normal" style:font-size-complex="12pt" style:font-style-complex="normal" style:font-weight-complex="normal"/>
    </style:style>
    <style:style style:name="T115" style:family="text">
      <style:text-properties fo:color="#000000" fo:font-size="12pt" fo:font-style="normal" style:text-underline-style="none" fo:font-weight="normal" officeooo:rsid="00b22b0d" style:font-size-asian="12pt" style:font-style-asian="normal" style:font-weight-asian="normal" style:font-size-complex="12pt" style:font-style-complex="normal" style:font-weight-complex="normal"/>
    </style:style>
    <style:style style:name="T116" style:family="text">
      <style:text-properties fo:color="#000000" fo:font-size="12pt" fo:font-style="normal" style:text-underline-style="none" fo:font-weight="normal" officeooo:rsid="00b25c0c" style:font-size-asian="12pt" style:font-style-asian="normal" style:font-weight-asian="normal" style:font-size-complex="12pt" style:font-style-complex="normal" style:font-weight-complex="normal"/>
    </style:style>
    <style:style style:name="T117" style:family="text">
      <style:text-properties fo:color="#000000" fo:font-size="12pt" fo:font-style="normal" style:text-underline-style="none" fo:font-weight="normal" officeooo:rsid="00b2ef2d" style:font-size-asian="12pt" style:font-style-asian="normal" style:font-weight-asian="normal" style:font-size-complex="12pt" style:font-style-complex="normal" style:font-weight-complex="normal"/>
    </style:style>
    <style:style style:name="T118" style:family="text">
      <style:text-properties fo:color="#000000" fo:font-size="12pt" fo:font-style="normal" style:text-underline-style="none" fo:font-weight="normal" officeooo:rsid="00b3c3eb" style:font-size-asian="12pt" style:font-style-asian="normal" style:font-weight-asian="normal" style:font-size-complex="12pt" style:font-style-complex="normal" style:font-weight-complex="normal"/>
    </style:style>
    <style:style style:name="T119" style:family="text">
      <style:text-properties fo:color="#000000" fo:font-size="12pt" fo:font-style="normal" style:text-underline-style="none" fo:font-weight="normal" officeooo:rsid="00b59651" style:font-size-asian="12pt" style:font-style-asian="normal" style:font-weight-asian="normal" style:font-size-complex="12pt" style:font-style-complex="normal" style:font-weight-complex="normal"/>
    </style:style>
    <style:style style:name="T120" style:family="text">
      <style:text-properties fo:color="#000000" fo:font-size="12pt" fo:font-style="normal" style:text-underline-style="none" fo:font-weight="normal" officeooo:rsid="00b5dd68" style:font-size-asian="12pt" style:font-style-asian="normal" style:font-weight-asian="normal" style:font-size-complex="12pt" style:font-style-complex="normal" style:font-weight-complex="normal"/>
    </style:style>
    <style:style style:name="T121" style:family="text">
      <style:text-properties fo:color="#000000" fo:font-size="12pt" fo:font-style="normal" style:text-underline-style="none" fo:font-weight="normal" officeooo:rsid="00b65646" style:font-size-asian="12pt" style:font-style-asian="normal" style:font-weight-asian="normal" style:font-size-complex="12pt" style:font-style-complex="normal" style:font-weight-complex="normal"/>
    </style:style>
    <style:style style:name="T122" style:family="text">
      <style:text-properties fo:color="#000000" fo:font-size="12pt" fo:font-style="normal" style:text-underline-style="none" fo:font-weight="normal" officeooo:rsid="00b75eb5" style:font-size-asian="12pt" style:font-style-asian="normal" style:font-weight-asian="normal" style:font-size-complex="12pt" style:font-style-complex="normal" style:font-weight-complex="normal"/>
    </style:style>
    <style:style style:name="T123" style:family="text">
      <style:text-properties fo:color="#000000" fo:font-size="12pt" fo:font-style="normal" style:text-underline-style="none" fo:font-weight="normal" officeooo:rsid="00b90982" style:font-size-asian="12pt" style:font-style-asian="normal" style:font-weight-asian="normal" style:font-size-complex="12pt" style:font-style-complex="normal" style:font-weight-complex="normal"/>
    </style:style>
    <style:style style:name="T124" style:family="text">
      <style:text-properties fo:color="#000000" fo:font-size="12pt" fo:font-style="normal" style:text-underline-style="none" fo:font-weight="normal" officeooo:rsid="00bacabb" style:font-size-asian="12pt" style:font-style-asian="normal" style:font-weight-asian="normal" style:font-size-complex="12pt" style:font-style-complex="normal" style:font-weight-complex="normal"/>
    </style:style>
    <style:style style:name="T125" style:family="text">
      <style:text-properties fo:color="#000000" fo:font-size="12pt" fo:font-style="normal" style:text-underline-style="none" fo:font-weight="normal" officeooo:rsid="00bb6a4d" style:font-size-asian="12pt" style:font-style-asian="normal" style:font-weight-asian="normal" style:font-size-complex="12pt" style:font-style-complex="normal" style:font-weight-complex="normal"/>
    </style:style>
    <style:style style:name="T126" style:family="text">
      <style:text-properties fo:color="#000000" fo:font-size="12pt" fo:font-style="normal" style:text-underline-style="none" fo:font-weight="normal" officeooo:rsid="00bc3d72" style:font-size-asian="12pt" style:font-style-asian="normal" style:font-weight-asian="normal" style:font-size-complex="12pt" style:font-style-complex="normal" style:font-weight-complex="normal"/>
    </style:style>
    <style:style style:name="T127" style:family="text">
      <style:text-properties fo:color="#000000" fo:font-size="12pt" fo:font-style="normal" style:text-underline-style="none" fo:font-weight="normal" officeooo:rsid="00bd364f" style:font-size-asian="12pt" style:font-style-asian="normal" style:font-weight-asian="normal" style:font-size-complex="12pt" style:font-style-complex="normal" style:font-weight-complex="normal"/>
    </style:style>
    <style:style style:name="T128" style:family="text">
      <style:text-properties officeooo:rsid="001dc900"/>
    </style:style>
    <style:style style:name="T129" style:family="text">
      <style:text-properties fo:color="#cccccc" fo:font-style="normal" style:text-underline-style="none" officeooo:rsid="0025b180" fo:background-color="#1f1f1f" loext:char-shading-value="0" style:font-style-asian="normal" style:font-style-complex="normal"/>
    </style:style>
    <style:style style:name="T130"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131"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132"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133"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134"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135" style:family="text">
      <style:text-properties officeooo:rsid="002a6d10"/>
    </style:style>
    <style:style style:name="T136" style:family="text">
      <style:text-properties officeooo:rsid="002b21f0"/>
    </style:style>
    <style:style style:name="T137" style:family="text">
      <style:text-properties fo:color="#c9211e" fo:font-style="normal" style:text-underline-style="solid" style:text-underline-width="auto" style:text-underline-color="font-color" officeooo:rsid="002c87a5" style:font-style-asian="normal" style:font-style-complex="normal"/>
    </style:style>
    <style:style style:name="T138" style:family="text">
      <style:text-properties fo:color="#c9211e" fo:font-style="normal" style:text-underline-style="solid" style:text-underline-width="auto" style:text-underline-color="font-color" officeooo:rsid="004b5d9c" style:font-style-asian="normal" style:font-style-complex="normal"/>
    </style:style>
    <style:style style:name="T139" style:family="text">
      <style:text-properties fo:color="#c9211e" fo:font-style="normal" style:text-underline-style="solid" style:text-underline-width="auto" style:text-underline-color="font-color" officeooo:rsid="0068e4d6" style:font-style-asian="normal" style:font-style-complex="normal"/>
    </style:style>
    <style:style style:name="T140" style:family="text">
      <style:text-properties fo:color="#c9211e" fo:font-style="normal" style:text-underline-style="solid" style:text-underline-width="auto" style:text-underline-color="font-color" officeooo:rsid="006ecff0" style:font-style-asian="normal" style:font-style-complex="normal"/>
    </style:style>
    <style:style style:name="T141" style:family="text">
      <style:text-properties fo:color="#c9211e" fo:font-style="normal" style:text-underline-style="solid" style:text-underline-width="auto" style:text-underline-color="font-color" officeooo:rsid="00846e46" style:font-style-asian="normal" style:font-style-complex="normal"/>
    </style:style>
    <style:style style:name="T142" style:family="text">
      <style:text-properties fo:color="#c9211e" fo:font-style="normal" style:text-underline-style="none" officeooo:rsid="002c87a5" style:font-style-asian="normal" style:font-style-complex="normal"/>
    </style:style>
    <style:style style:name="T143" style:family="text">
      <style:text-properties fo:color="#c9211e" style:text-underline-style="solid" style:text-underline-width="auto" style:text-underline-color="font-color" officeooo:rsid="0071ac60"/>
    </style:style>
    <style:style style:name="T144" style:family="text">
      <style:text-properties officeooo:rsid="004ea784"/>
    </style:style>
    <style:style style:name="T145" style:family="text">
      <style:text-properties officeooo:rsid="0071ac60"/>
    </style:style>
    <style:style style:name="T146" style:family="text">
      <style:text-properties officeooo:rsid="00a13b76"/>
    </style:style>
    <style:style style:name="T147" style:family="text">
      <style:text-properties officeooo:rsid="00bb6a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text:span text:style-name="T147">e-commerce</text:span></text:p>
      <text:p text:style-name="P1"/>
      <text:p text:style-name="P2">Projet <text:span text:style-name="T147">e-commerce</text:span>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15">- Migrations vers la base de données <text:span text:style-name="T144">avec </text:span><text:span text:style-name="T10">symfony console doctrine:migrations:migrate</text:span></text:p>
      <text:p text:style-name="P14">- <text:span text:style-name="T128">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129">        </text:span><text:span text:style-name="T131">&lt;</text:span><text:span text:style-name="T132">meta</text:span><text:span text:style-name="T130"> </text:span><text:span text:style-name="T133">name</text:span><text:span text:style-name="T130">=</text:span><text:span text:style-name="T134">"viewport"</text:span><text:span text:style-name="T130"> </text:span><text:span text:style-name="T133">content</text:span><text:span text:style-name="T130">=</text:span><text:span text:style-name="T134">"width=device-width, initial-scale=1.0"</text:span><text:span text:style-name="T131">&gt;</text:span></text:p>
      <text:p text:style-name="P16">pour le responsive dans le base.html.twig</text:p>
      <text:p text:style-name="P21"><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14">- <text:span text:style-name="T135">Ajout d’une navbar et d’un footer de test, depuis la doc bootstrap ( docs/components/navbar et copie du code, puis insertion dans le bloc body )</text:span></text:p>
      <text:p text:style-name="P14">- <text:span text:style-name="T136">Création d’un dossier partials pour éviter de saturer le base.html, et les appeler avec un include</text:span></text:p>
      <text:p text:style-name="P3"><text:span text:style-name="T14">- </text:span><text:span text:style-name="T22">Authentification avec la commande </text:span><text:span text:style-name="T137">symfony console make:auth </text:span><text:span text:style-name="T142">: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7">-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138">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139">addReference()</text:span><text:span text:style-name="T65">, puis la référence est récupérée grâce à un </text:span><text:span text:style-name="T139">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40">DependentFixtureInterface</text:span><text:span text:style-name="T69"> sur ImagesFixtures, et on instancie </text:span><text:span text:style-name="T140">getDependencies</text:span><text:span text:style-name="T69"> <text:s/></text:span></text:p>
      <text:p text:style-name="P18">pour définir les fixtures devant s’exécuter avant notre ImagesFixtures</text:p>
      <text:p text:style-name="P18">- <text:span text:style-name="T145">Création d’un contrôleur pour afficher le profile d’un utilisateur. On utilise la commande </text:span><text:span text:style-name="T143">symfony console make:controlleur ProfileControlleur</text:span><text:span text:style-name="T145">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41">symfony console make:migration</text:span><text:span text:style-name="T75"> puis </text:span><text:span text:style-name="T141">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22"><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8"><text:span text:style-name="T85">- </text:span><text:span text:style-name="T86">On initialise </text:span><text:span text:style-name="T87">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8"><text:span text:style-name="T87">- </text:span><text:span text:style-name="T88">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89">On met aussi à jour le template list.</text:span></text:p>
      <text:p text:style-name="P8"><text:span text:style-name="T89">- </text:span><text:span text:style-name="T90">On souhaite ajouter la vérification d’adresse mail. On commence par ajouter un champ is_verified dans notre entité users, </text:span><text:span text:style-name="T91">avec son getter et setter</text:span><text:span text:style-name="T90">. </text:span><text:span text:style-name="T92">On fait ensuite une migration classique.</text:span></text:p>
      <text:p text:style-name="P9"><text:span text:style-name="T92">- </text:span><text:span text:style-name="T93">On veut maintenant afficher un message à l’utilisateur pour l’informer de la vérification de son compte, dans notre template de base.html.twig </text:span><text:span text:style-name="T94">pour l’avoir peu importe la page</text:span><text:span text:style-name="T93">. On vérifie donc que l’utilisateur est connecté et qu’il n’a pas vérifié son compte, puis on lui affiche une alerte </text:span><text:span text:style-name="T94">avec la sémantique bootstrap.</text:span></text:p>
      <text:p text:style-name="P9"><text:span text:style-name="T94">- </text:span><text:span text:style-name="T95">On fait de même pour les messages flash en général </text:span><text:span text:style-name="T96">que l’on va initialiser</text:span><text:span text:style-name="T95"> dans </text:span><text:span text:style-name="T96">notre dossier</text:span><text:span text:style-name="T95"> partials. </text:span><text:span text:style-name="T96">On pourra ensuite créer des flashs sans avoir à les refaire manuellement, en renseignant uniquement le message du flash et son label, la couleur.</text:span></text:p>
      <text:p text:style-name="P10"><text:span text:style-name="T93">- </text:span><text:span text:style-name="T97">Pour envoyer des mails et vérifier notre adresse, nous avons besoin d’un service, donc on créée un dossier Service dans notre src. On crée ensuite un fichier SendMailService.</text:span></text:p>
      <text:p text:style-name="P19">Le mail service est composé d’un construct avec le mailer et d’une fonction send avec tout le contenu du mail ( expéditeur, destinataire, objet, contenu, template).</text:p>
      <text:p text:style-name="P10"><text:span text:style-name="T98">- </text:span><text:span text:style-name="T99">Une fois le service créée, on va venir l’utiliser dans notre RegistrationController en renseignant tous nos champs. Il faut aussi créer le template associé, dans un dossier email pour regrouper les templates de mail.</text:span></text:p>
      <text:p text:style-name="P11"><text:span text:style-name="T99">- </text:span><text:span text:style-name="T100">Il faut aussi installer MailHog pour pouvoir visualiser les mails envoyés, sur </text:span><text:a xlink:type="simple" xlink:href="http://localhost:8025/" text:style-name="Internet_20_link" text:visited-style-name="Visited_20_Internet_20_Link">http://localhost:8025/</text:a></text:p>
      <text:p text:style-name="P20">- Pour vérifier le mail, on utilise un JsonWebToken, qui permet de savoir si l’utilisateur est valide et si le mail de vérification est toujours valide, sans avoir à la stocker. <text:span text:style-name="T146">Nous allons comme pour le mailing créer un service JWTService.</text:span></text:p>
      <text:p text:style-name="P12"><text:span text:style-name="T103">- </text:span><text:span text:style-name="T101">Le JWT est composé de trois parties : le header, le payload, <text:s/>le secret </text:span><text:span text:style-name="T104">et la durée de validité du token</text:span><text:span text:style-name="T101">. </text:span><text:span text:style-name="T102">Nous allons avoir besoin de ces composants pour générer notre token, dans une fonction generate(). </text:span><text:span text:style-name="T105">On essaie ensuite de construire notre token en utilisant les infos de jwt.io pour le </text:span><text:soft-page-break/><text:span text:style-name="T105">payload, le header etc. </text:span><text:span text:style-name="T106">On stocke notre secret dans le fichier .env.local </text:span><text:span text:style-name="T107">pour eviter de l’avoir en ligne </text:span><text:span text:style-name="T108">et dans notre service</text:span><text:span text:style-name="T107">.</text:span><text:span text:style-name="T108">yaml sous la forme d’un paramètre qui appelle directement le .env, pour pouvoir le passer à notre service.</text:span></text:p>
      <text:p text:style-name="P12"><text:span text:style-name="T105">- </text:span><text:span text:style-name="T109">On passe ensuite au RegistrationController, dans lequel on va intégrer notre service JWT. </text:span><text:span text:style-name="T110">On va tout d’abord créer le header et le payload, puis grâce à la fonction generate(), nous allons pouvoir retourner un token.</text:span></text:p>
      <text:p text:style-name="P12"><text:span text:style-name="T110">- </text:span><text:span text:style-name="T111">On intègre le token dans le</text:span><text:span text:style-name="T114">s données du</text:span><text:span text:style-name="T111"> mail de vérification </text:span><text:span text:style-name="T114">pour pouvoir interagir avec dans le template du mail</text:span><text:span text:style-name="T111">, </text:span><text:span text:style-name="T112">puis on crée une route pour vérifier le token toujours dans notre RegistrationController. </text:span><text:span text:style-name="T113">Cette route s’appellera verify_user et prendra en paramètre un token : c’est cette route que nous envoyons au mail de vérification. </text:span><text:span text:style-name="T114">Attention, dans la création du lien pour la vérification du token, il faut ajouter la fonction absolute_url, pour construire l’url à partir de celle de notre application.</text:span></text:p>
      <text:p text:style-name="P12"><text:span text:style-name="T114">- </text:span><text:span text:style-name="T115">Nous devons maintenant vérifié que le token est </text:span><text:span text:style-name="T117">correctement form</text:span><text:span text:style-name="T115">é, </text:span><text:span text:style-name="T116">grâce à la méthode isValid </text:span><text:span text:style-name="T117">e</text:span><text:span text:style-name="T119">n</text:span><text:span text:style-name="T117"> utilis</text:span><text:span text:style-name="T119">ant</text:span><text:span text:style-name="T117"> une expression régulière</text:span><text:span text:style-name="T116"> dans notre JWTService.</text:span></text:p>
      <text:p text:style-name="P12"><text:span text:style-name="T116">- </text:span><text:span text:style-name="T118">On fait ensuite l</text:span><text:span text:style-name="T119">a</text:span><text:span text:style-name="T118"> fonction </text:span><text:span text:style-name="T119">getPayload</text:span><text:span text:style-name="T118"> pour récupérer le payload, ce qui va être utile par la suite pour accéder à notre date d’expiration.</text:span></text:p>
      <text:p text:style-name="P12"><text:span text:style-name="T118">- </text:span><text:span text:style-name="T120">Apèrs</text:span><text:span text:style-name="T119"> on rédige la fonction isExpired, en utilisant du coup la fonction getPayload et on compare la date actuelle avec celle du token pour savoir si il a expiré ou non, en renvoyant un booléen.</text:span></text:p>
      <text:p text:style-name="P12"><text:span text:style-name="T119">- </text:span><text:span text:style-name="T120">Ensuite, on créée une fonction check qui a pour but de régénérer le token avec le secret, pour voir si il n’a pas été modifié.</text:span></text:p>
      <text:p text:style-name="P13"><text:span text:style-name="T120">- </text:span><text:span text:style-name="T121">Une fois les différentes fonctions de vérification du token prêtes, on les intègre toute</text:span><text:span text:style-name="T122">s</text:span><text:span text:style-name="T121"> dans notre route de vérification de l’utilisateur, </text:span><text:span text:style-name="T122">dans </text:span><text:span text:style-name="T121">RegistrationController, et on modifie le statut vérifié de l’utilisateur du compte. </text:span><text:span text:style-name="T122">On lui affiche aussi un message de succès grâce à la méthode addFlash et au partials flash, et on le redirige vers son profil, et d</text:span><text:span text:style-name="T121">ans le cas contraire, on affiche un message d’e</text:span><text:span text:style-name="T122">rreur.</text:span></text:p>
      <text:p text:style-name="P13"><text:span text:style-name="T122">- </text:span><text:span text:style-name="T123">Pour finir la vérification, on doit prendre en compte la méthode de renvoie de vérification de compte. On prend on compte les différents cas possible donc un utilisateur non connecté ou déjà vérifié, en envoyant un message d’erreur et en redirigeant, puis on reprend le même procédé que lors de la création de compte : la partie création de token et envoie de mail. </text:span><text:span text:style-name="T124">On oublie pas d’initialiser le lien vers la vérification dans notre template base.html.twig.</text:span></text:p>
      <text:p text:style-name="P13"><text:span text:style-name="T124">- </text:span><text:span text:style-name="T125">On met maintenant en place la fonctionnalité de mot de passe oublié, en commençant par modifier notre entité user et en le ajoutant un champ resetToken.</text:span></text:p>
      <text:p text:style-name="P13"><text:span text:style-name="T125">- </text:span><text:span text:style-name="T126">On créer ensuite une route dans notre SecurityController pour la demande de mot de passe oublié, et la vue qui lui est associée. </text:span><text:span text:style-name="T127">On ajoute aussi un lien depuis la page de login vers la page de mot de passe oublié.</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2-28T19:23:02.504000000</dc:date>
    <meta:editing-duration>PT21H48M17S</meta:editing-duration>
    <meta:editing-cycles>116</meta:editing-cycles>
    <meta:generator>LibreOffice/6.3.4.2$Windows_X86_64 LibreOffice_project/60da17e045e08f1793c57c00ba83cdfce946d0aa</meta:generator>
    <meta:document-statistic meta:table-count="0" meta:image-count="0" meta:object-count="0" meta:page-count="4" meta:paragraph-count="72" meta:word-count="2387" meta:character-count="15036" meta:non-whitespace-character-count="12709"/>
  </office:meta>
</office:document-meta>
</file>